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cm" draw:fill="solid" draw:fill-color="#cccc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cm" draw:fill="solid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cm" draw:fill="solid" draw:fill-color="#ffb515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draw:fill="solid" draw:fill-color="#ff6309" draw:textarea-horizontal-align="justify" draw:textarea-vertical-align="middle" draw:auto-grow-height="false" fo:padding-top="0.15cm" fo:padding-bottom="0.15cm" fo:padding-left="0.275cm" fo:padding-right="0.275cm"/>
    </style:style>
    <style:style style:name="gr5" style:family="graphic" style:parent-style-name="standard">
      <style:graphic-properties svg:stroke-width="0.05cm" draw:marker-end="Arrow" draw:marker-end-width="0.4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cm" draw:fill="solid" draw:fill-color="#83caff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cm" draw:fill="solid" draw:fill-color="#83ca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cm" draw:fill="solid" draw:fill-color="#83caff" draw:fill-image-width="0cm" draw:fill-image-height="0cm" draw:textarea-horizontal-align="justify" draw:textarea-vertical-align="middle" draw:auto-grow-height="false"/>
    </style:style>
    <style:style style:name="gr9" style:family="graphic" style:parent-style-name="standard">
      <style:graphic-properties draw:stroke="solid" svg:stroke-width="0.05cm" draw:fill="solid" draw:fill-color="#83caff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width="0.05cm" draw:fill="solid" draw:fill-color="#83caff" draw:fill-image-width="0cm" draw:fill-image-height="0cm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cm" draw:marker-end="Arrow" draw:marker-end-width="0.45cm" draw:fill="solid" draw:fill-color="#83caff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solid" svg:stroke-width="0.05cm" draw:fill="solid" draw:fill-color="#ccccff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cm" draw:fill="solid" draw:fill-color="#ff6309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stroke="none" svg:stroke-width="0.05cm" svg:stroke-color="#000000" draw:fill="none" draw:fill-color="#ffffff" draw:fill-image-width="0cm" draw:fill-image-height="0cm" draw:textarea-horizontal-align="left" draw:auto-grow-height="true" draw:auto-grow-width="true" fo:min-height="0.607cm" fo:min-width="0cm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6" style:family="graphic" style:parent-style-name="standard">
      <style:graphic-properties draw:stroke="dash" draw:stroke-dash="Ultrafine_20_Dashed" svg:stroke-width="0.05cm" svg:stroke-color="#008000" draw:marker-end="Arrow" draw:marker-end-width="0.35cm" draw:fill="solid" draw:fill-color="#ff6309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standard">
      <style:graphic-properties draw:stroke="dash" draw:stroke-dash="Ultrafine_20_Dashed" svg:stroke-width="0.05cm" draw:fill="solid" draw:fill-color="#ff6309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draw:stroke-dash="Ultrafine_20_Dashed" svg:stroke-width="0.05cm" svg:stroke-color="#000000" draw:fill="none" draw:fill-color="#ffffff" draw:fill-image-width="0cm" draw:fill-image-height="0cm" draw:textarea-horizontal-align="left" draw:auto-grow-height="true" draw:auto-grow-width="true" fo:min-height="0cm" fo:min-width="0cm" fo:padding-top="0.15cm" fo:padding-bottom="0.15cm" fo:padding-left="0.275cm" fo:padding-right="0.275cm"/>
    </style:style>
    <style:style style:name="gr19" style:family="graphic" style:parent-style-name="standard">
      <style:graphic-properties draw:stroke="solid" draw:stroke-dash="Ultrafine_20_Dashed" svg:stroke-width="0.05cm" draw:marker-end="Arrow" draw:marker-end-width="0.45cm" draw:fill="solid" draw:fill-color="#ff6309" draw:fill-image-width="0cm" draw:fill-image-height="0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3" style:family="paragraph">
      <style:paragraph-properties fo:text-align="center"/>
      <style:text-properties fo:text-shadow="1pt 1pt" fo:font-weight="bold" style:font-weight-asian="bold" style:font-weight-complex="bold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text-properties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color="#008000" fo:font-size="12pt" fo:font-weight="bold" style:font-size-asian="12pt" style:font-weight-asian="bold" style:font-size-complex="12pt" style:font-weight-complex="bold"/>
    </style:style>
    <style:style style:name="P7" style:family="paragraph">
      <style:text-properties fo:color="#008000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2" style:family="text">
      <style:text-properties fo:color="#008000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3" style:family="text">
      <style:text-properties fo:text-shadow="1pt 1pt"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color="#008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3" draw:layer="layout" svg:width="4cm" svg:height="3.5cm" svg:x="13cm" svg:y="2cm">
          <text:p text:style-name="P1"><text:span text:style-name="T1">index.html.erb</text:span></text:p>
          <text:p text:style-name="P1"><text:span text:style-name="T1">look.html.erb</text:span></text:p>
          <text:p text:style-name="P1"><text:span text:style-name="T1">submit*.html.erb</text:span></text:p>
          <text:p text:style-name="P1"><text:span text:style-name="T2">results.html.erb</text:span></text:p>
          <text:p text:style-name="P1"><text:span text:style-name="T1">about.html.erb</text:span></text:p>
          <text:p text:style-name="P1"><text:span text:style-name="T1">contact.html.erb</text:span></text:p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cm" svg:height="3.5cm" svg:x="13cm" svg:y="16cm">
          <text:p text:style-name="P1"><text:span text:style-name="T1">raxml.rb</text:span></text:p>
          <text:p text:style-name="P1"><text:span text:style-name="T1"/></text:p>
          <text:p text:style-name="P1"><text:span text:style-name="T1">userinfo.rb</text:span></text:p>
          <text:p text:style-name="P1"><text:span text:style-name="T1"/></text:p>
          <text:p text:style-name="P1"><text:span text:style-name="T1">*parser.rb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id="id5" draw:layer="layout" svg:width="4cm" svg:height="3.5cm" svg:x="13cm" svg:y="9cm">
          <text:p text:style-name="P1"><text:span text:style-name="T1">raxml_controller.rb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cm" svg:height="3.5cm" svg:x="1.5cm" svg:y="14.5cm">
          <text:p text:style-name="P1"><text:span text:style-name="T1">ruby/</text:span></text:p>
          <text:p text:style-name="P1"><text:span text:style-name="T1">java/</text:span></text:p>
          <text:p text:style-name="P1"><text:span text:style-name="T1">raxML/</text:span></text:p>
          <text:p text:style-name="P1"><text:span text:style-name="T1">hmmer/</text:span></text:p>
          <text:p text:style-name="P1"><text:span text:style-name="T1">uclust/</text:span></text:p>
          <text:p text:style-name="P1"><text:span text:style-name="T1">papara/</text:span></text:p>
          <text:p text:style-name="P1"><text:span text:style-name="T1">: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id="id2" draw:layer="layout" svg:width="4cm" svg:height="3.5cm" svg:x="1.5cm" svg:y="7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3" draw:id="id10" draw:layer="layout" svg:width="4cm" svg:height="1cm" svg:x="13cm" svg:y="1cm">
          <text:p text:style-name="P1"><text:span text:style-name="T3">Views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4" draw:layer="layout" svg:width="4cm" svg:height="1cm" svg:x="13cm" svg:y="8cm">
          <text:p text:style-name="P1"><text:span text:style-name="T3">Controlle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id="id6" draw:layer="layout" svg:width="4cm" svg:height="1cm" svg:x="13cm" svg:y="15cm">
          <text:p text:style-name="P1"><text:span text:style-name="T3">Models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id="id9" draw:layer="layout" svg:width="4cm" svg:height="3.5cm" svg:x="1.5cm" svg:y="7.5cm">
          <text:p text:style-name="P1"><text:span text:style-name="T3">public/jobs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1" draw:layer="layout" svg:width="4cm" svg:height="1cm" svg:x="1.5cm" svg:y="13.5cm">
          <text:p text:style-name="P1"><text:span text:style-name="T3">bioprogs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line" svg:x1="3.5cm" svg:y1="13.5cm" svg:x2="3.5cm" svg:y2="11cm" draw:start-shape="id1" draw:start-glue-point="0" draw:end-shape="id2" draw:end-glue-point="2" svg:d="m3500 13500v-2500">
          <text:p/>
        </draw:connector>
        <draw:connector draw:style-name="gr5" draw:text-style-name="P1" draw:layer="layout" svg:x1="15cm" svg:y1="5.5cm" svg:x2="15cm" svg:y2="8cm" draw:start-shape="id3" draw:start-glue-point="2" draw:end-shape="id4" draw:end-glue-point="0" svg:d="m15000 5500v2500">
          <text:p/>
        </draw:connector>
        <draw:line draw:style-name="gr6" draw:text-style-name="P1" draw:layer="layout" svg:x1="22cm" svg:y1="15.5cm" svg:x2="22cm" svg:y2="11cm">
          <text:p/>
        </draw:line>
        <draw:line draw:style-name="gr6" draw:text-style-name="P1" draw:layer="layout" svg:x1="27.5cm" svg:y1="15.5cm" svg:x2="27.5cm" svg:y2="11cm">
          <text:p/>
        </draw:line>
        <draw:custom-shape draw:style-name="gr7" draw:text-style-name="P1" draw:id="id8" draw:layer="layout" svg:width="5.5cm" svg:height="1cm" svg:x="22cm" svg:y="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5.5cm" svg:height="4.5cm" svg:x="22cm" svg:y="11cm"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cm" svg:y1="15.5cm" svg:x2="22cm" svg:y2="11cm">
          <text:p/>
        </draw:line>
        <draw:line draw:style-name="gr9" draw:text-style-name="P1" draw:layer="layout" svg:x1="27.5cm" svg:y1="15.5cm" svg:x2="27.5cm" svg:y2="11cm">
          <text:p/>
        </draw:line>
        <draw:custom-shape draw:style-name="gr10" draw:text-style-name="P1" draw:layer="layout" svg:width="5.5cm" svg:height="1cm" svg:x="22cm" svg:y="1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" draw:layer="layout" svg:x1="15cm" svg:y1="12.5cm" svg:x2="15cm" svg:y2="15cm" draw:start-shape="id5" draw:start-glue-point="2" draw:end-shape="id6" draw:end-glue-point="0" svg:d="m15000 12500v2500">
          <text:p/>
        </draw:connector>
        <draw:connector draw:style-name="gr11" draw:text-style-name="P1" draw:layer="layout" svg:x1="17cm" svg:y1="8.5cm" svg:x2="22cm" svg:y2="12cm" draw:start-shape="id4" draw:start-glue-point="1" draw:end-shape="id7" draw:end-glue-point="3" svg:d="m17000 8500h2512v3500h2488">
          <text:p/>
        </draw:connector>
        <draw:connector draw:style-name="gr11" draw:text-style-name="P1" draw:layer="layout" svg:x1="24.75cm" svg:y1="16cm" svg:x2="17cm" svg:y2="15.5cm" draw:start-shape="id8" draw:start-glue-point="8" draw:end-shape="id6" draw:end-glue-point="1" svg:d="m24750 16000v526h-5250v-1026h-2500">
          <text:p/>
        </draw:connector>
        <draw:custom-shape draw:style-name="gr10" draw:text-style-name="P1" draw:layer="layout" svg:width="5.5cm" svg:height="1cm" svg:x="22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5.5cm" svg:height="1cm" svg:x="22cm" svg:y="1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id="id7" draw:layer="layout" svg:width="5.5cm" svg:height="1cm" svg:x="22cm" svg:y="11.5cm">
          <text:p text:style-name="P1"><text:span text:style-name="T3">Database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5cm" svg:height="1cm" svg:x="22cm" svg:y="13cm">
          <text:p text:style-name="P1"><text:span text:style-name="T1">raxmls</text:span>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cm" svg:y1="11cm" svg:x2="22cm" svg:y2="15.5cm">
          <text:p/>
        </draw:line>
        <draw:line draw:style-name="gr9" draw:text-style-name="P1" draw:layer="layout" svg:x1="27.5cm" svg:y1="11cm" svg:x2="27.5cm" svg:y2="15.5cm">
          <text:p/>
        </draw:line>
        <draw:custom-shape draw:style-name="gr8" draw:text-style-name="P2" draw:layer="layout" svg:width="5.5cm" svg:height="1cm" svg:x="22cm" svg:y="14.5cm">
          <text:p text:style-name="P1"><text:span text:style-name="T1">userinfos</text:span>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7cm" svg:y1="19.5cm" svg:x2="17cm" svg:y2="15cm">
          <text:p/>
        </draw:line>
        <draw:line draw:style-name="gr12" draw:text-style-name="P1" draw:layer="layout" svg:x1="17cm" svg:y1="19.5cm" svg:x2="17cm" svg:y2="15cm">
          <text:p/>
        </draw:line>
        <draw:polygon draw:style-name="gr13" draw:text-style-name="P1" draw:layer="layout" svg:width="2.499cm" svg:height="0.499cm" svg:x="1.5cm" svg:y="7cm" svg:viewBox="0 0 2500 500" draw:points="0,500 500,0 2000,0 2500,500">
          <text:p/>
        </draw:polygon>
        <draw:frame draw:style-name="gr14" draw:text-style-name="P5" draw:layer="layout" svg:width="1.945cm" svg:height="0.907cm" svg:x="6.5cm" svg:y="1.5cm">
          <draw:text-box>
            <text:p><text:span text:style-name="T5">results</text:span></text:p>
          </draw:text-box>
        </draw:frame>
        <draw:frame draw:style-name="gr15" draw:text-style-name="P5" draw:layer="layout" svg:width="5.391cm" svg:height="0.775cm" svg:x="6.5cm" svg:y="14.225cm">
          <draw:text-box>
            <text:p><text:span text:style-name="T5">Submission Parameters</text:span></text:p>
          </draw:text-box>
        </draw:frame>
        <draw:connector draw:style-name="gr16" draw:text-style-name="P6" draw:layer="layout" draw:line-skew="-1.75cm" svg:x1="5.5cm" svg:y1="9.25cm" svg:x2="13cm" svg:y2="3.75cm" draw:start-shape="id9" draw:start-glue-point="1" draw:end-shape="id3" svg:d="m5500 9250h2000v-5500h5500">
          <text:p/>
        </draw:connector>
        <draw:line draw:style-name="gr17" draw:text-style-name="P1" draw:layer="layout" svg:x1="22cm" svg:y1="15.5cm" svg:x2="22cm" svg:y2="11cm">
          <text:p/>
        </draw:line>
        <draw:line draw:style-name="gr17" draw:text-style-name="P1" draw:layer="layout" svg:x1="27.5cm" svg:y1="15.5cm" svg:x2="27.5cm" svg:y2="11cm">
          <text:p/>
        </draw:line>
        <draw:frame draw:style-name="gr18" draw:text-style-name="P7" draw:layer="layout" svg:width="3.524cm" svg:height="0.775cm" svg:x="7.502cm" svg:y="3.725cm">
          <draw:text-box>
            <text:p><text:span text:style-name="T6">Archaeopteryx</text:span></text:p>
          </draw:text-box>
        </draw:frame>
        <draw:connector draw:style-name="gr19" draw:text-style-name="P1" draw:layer="layout" draw:line-skew="-2.75cm" svg:x1="5.5cm" svg:y1="9.25cm" svg:x2="13cm" svg:y2="1.5cm" draw:start-shape="id9" draw:start-glue-point="1" draw:end-shape="id10" draw:end-glue-point="3" svg:d="m5500 9250h1000v-7750h6500">
          <text:p/>
        </draw:connector>
        <draw:connector draw:style-name="gr19" draw:text-style-name="P1" draw:layer="layout" svg:x1="13cm" svg:y1="15.5cm" svg:x2="5.5cm" svg:y2="14cm" draw:start-shape="id6" draw:start-glue-point="3" draw:end-shape="id1" draw:end-glue-point="1" svg:d="m13000 15500h-3750v-1500h-37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nis </meta:initial-creator>
    <meta:creation-date>2011-08-11T18:58:17</meta:creation-date>
    <dc:date>2011-08-14T13:33:57</dc:date>
    <dc:creator>Denis </dc:creator>
    <meta:editing-duration>PT02H16M22S</meta:editing-duration>
    <meta:editing-cycles>5</meta:editing-cycles>
    <meta:generator>OpenOffice.org/3.2$Linux OpenOffice.org_project/320m19$Build-9505</meta:generator>
    <meta:document-statistic meta:object-count="40"/>
  </office:meta>
</office:document-meta>
</file>